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0F0BB8CBCF2242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7.5cm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5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svg:stroke-width="0.212cm" svg:stroke-color="#999999" draw:marker-start="" draw:marker-start-width="0.518cm" draw:marker-end-width="0.518cm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8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9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0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1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2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3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4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5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6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17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8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19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20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21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22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23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margin-left="0.005cm" fo:margin-right="0cm" fo:text-align="center" fo:text-indent="0cm"/>
    </style:style>
    <style:style style:name="P4" style:family="paragraph">
      <loext:graphic-properties draw:fill="solid" draw:fill-color="#ffffff" draw:opacity="100%"/>
      <style:paragraph-properties fo:margin-left="0.005cm" fo:margin-right="0cm" fo:text-align="center" fo:text-indent="0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3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4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5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6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7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8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9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10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24.8cm" svg:height="0.962cm" svg:x="1cm" svg:y="1cm">
          <draw:text-box>
            <text:p text:style-name="P1"><text:span text:style-name="T1">Иерархия объектов (структура подразделений предприятия)</text:span></text:p>
          </draw:text-box>
        </draw:frame>
        <draw:g xml:id="id1" draw:id="id1">
          <draw:custom-shape draw:style-name="gr2" draw:text-style-name="P4" draw:layer="layout" svg:width="8cm" svg:height="1cm" svg:x="3cm" svg:y="3cm">
            <draw:glue-point draw:id="4" svg:x="-2.777cm" svg:y="5cm"/>
            <draw:glue-point draw:id="5" svg:x="2.777cm" svg:y="5cm"/>
            <text:list text:style-name="L2">
              <text:list-header>
                <text:p text:style-name="P3"><text:span text:style-name="T2">[Предприятие]Севергазгеофизика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.955cm" svg:y="3.055cm">
            <draw:image xlink:href="Pictures/1000020100000018000000180F0BB8CBCF22421C.png" xlink:type="simple" xlink:show="embed" xlink:actuate="onLoad">
              <text:p/>
            </draw:image>
          </draw:frame>
        </draw:g>
        <draw:g xml:id="id10" draw:id="id10">
          <draw:custom-shape draw:style-name="gr4" draw:text-style-name="P4" draw:layer="layout" svg:width="6cm" svg:height="1cm" svg:x="11cm" svg:y="9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Участок СЦ]Ремонтный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9.055cm">
            <draw:image xlink:href="Pictures/1000020100000018000000180F0BB8CBCF22421C.png" xlink:type="simple" xlink:show="embed" xlink:actuate="onLoad">
              <text:p/>
            </draw:image>
          </draw:frame>
        </draw:g>
        <draw:g xml:id="id2" draw:id="id2">
          <draw:custom-shape draw:style-name="gr5" draw:text-style-name="P4" draw:layer="layout" svg:width="4cm" svg:height="1cm" svg:x="8cm" svg:y="5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Отдел]СЦ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5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6.977cm" svg:y1="4cm" svg:x2="8cm" svg:y2="5.5cm" draw:start-shape="id1" draw:start-glue-point="2" draw:end-shape="id2" draw:end-glue-point="3" svg:d="M6977 4000v1500h1023" svg:viewBox="0 0 1024 1501">
          <text:p/>
        </draw:connector>
        <draw:custom-shape draw:style-name="gr7" draw:text-style-name="P4" draw:layer="layout" svg:width="6cm" svg:height="1cm" svg:x="11cm" svg:y="18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Метрологический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3" draw:id="id3" draw:layer="layout" svg:width="0.845cm" svg:height="0.845cm" svg:x="11cm" svg:y="18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1cm" svg:y2="18.477cm" draw:start-shape="id2" draw:start-glue-point="2" draw:end-shape="id3" draw:end-glue-point="3" svg:d="M10000 6000v12477h1000" svg:viewBox="0 0 1001 12478">
          <text:p/>
        </draw:connector>
        <draw:custom-shape draw:style-name="gr8" draw:text-style-name="P4" draw:layer="layout" svg:width="6cm" svg:height="1cm" svg:x="11cm" svg:y="16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Пункт проката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4" draw:id="id4" draw:layer="layout" svg:width="0.845cm" svg:height="0.845cm" svg:x="11cm" svg:y="16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1cm" svg:y2="16.477cm" draw:start-shape="id2" draw:start-glue-point="2" draw:end-shape="id4" draw:end-glue-point="3" svg:d="M10000 6000v10477h1000" svg:viewBox="0 0 1001 10478">
          <text:p/>
        </draw:connector>
        <draw:custom-shape draw:style-name="gr9" draw:text-style-name="P4" draw:layer="layout" svg:width="6cm" svg:height="1cm" svg:x="11cm" svg:y="20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Склад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5" draw:id="id5" draw:layer="layout" svg:width="0.845cm" svg:height="0.845cm" svg:x="11cm" svg:y="20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1cm" svg:y2="20.477cm" draw:start-shape="id2" draw:start-glue-point="2" draw:end-shape="id5" draw:end-glue-point="3" svg:d="M10000 6000v14477h1000" svg:viewBox="0 0 1001 14478">
          <text:p/>
        </draw:connector>
        <draw:custom-shape draw:style-name="gr10" draw:text-style-name="P4" draw:layer="layout" svg:width="6.1cm" svg:height="1cm" svg:x="10.9cm" svg:y="22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Консервация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6" draw:id="id6" draw:layer="layout" svg:width="0.845cm" svg:height="0.845cm" svg:x="10.9cm" svg:y="22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0.9cm" svg:y2="22.477cm" draw:start-shape="id2" draw:start-glue-point="2" draw:end-shape="id6" draw:end-glue-point="3" svg:d="M10000 6000v16477h900" svg:viewBox="0 0 901 16478">
          <text:p/>
        </draw:connector>
        <draw:custom-shape draw:style-name="gr11" draw:text-style-name="P4" draw:layer="layout" svg:width="6.1cm" svg:height="1cm" svg:x="10.9cm" svg:y="24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Долгосрочный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7" draw:id="id7" draw:layer="layout" svg:width="0.845cm" svg:height="0.845cm" svg:x="10.9cm" svg:y="24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0.9cm" svg:y2="24.477cm" draw:start-shape="id2" draw:start-glue-point="2" draw:end-shape="id7" draw:end-glue-point="3" svg:d="M10000 6000v18477h900" svg:viewBox="0 0 901 18478">
          <text:p/>
        </draw:connector>
        <draw:custom-shape draw:style-name="gr12" draw:text-style-name="P4" draw:layer="layout" svg:width="6.1cm" svg:height="1cm" svg:x="10.9cm" svg:y="26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Списано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8" draw:id="id8" draw:layer="layout" svg:width="0.845cm" svg:height="0.845cm" svg:x="10.9cm" svg:y="26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0.9cm" svg:y2="26.477cm" draw:start-shape="id2" draw:end-shape="id8" draw:end-glue-point="3" svg:d="M10000 6000v20477h900" svg:viewBox="0 0 901 20478">
          <text:p/>
        </draw:connector>
        <draw:g xml:id="id11" draw:id="id11">
          <draw:custom-shape draw:style-name="gr13" draw:text-style-name="P4" draw:layer="layout" svg:width="6cm" svg:height="1cm" svg:x="15cm" svg:y="10.3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А.В. Савинов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5cm" svg:y="10.355cm">
            <draw:image xlink:href="Pictures/1000020100000018000000180F0BB8CBCF22421C.png" xlink:type="simple" xlink:show="embed" xlink:actuate="onLoad">
              <text:p/>
            </draw:image>
          </draw:frame>
        </draw:g>
        <draw:g xml:id="id9" draw:id="id9">
          <draw:custom-shape draw:style-name="gr14" draw:text-style-name="P4" draw:layer="layout" svg:width="6cm" svg:height="1cm" svg:x="11cm" svg:y="7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Н.Ю. Грубеш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7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0cm" svg:y1="6cm" svg:x2="11cm" svg:y2="7.5cm" draw:start-shape="id2" draw:start-glue-point="2" draw:end-shape="id9" draw:end-glue-point="3" svg:d="M10000 6000v1500h1000" svg:viewBox="0 0 1001 1501">
          <text:p/>
        </draw:connector>
        <draw:connector draw:style-name="gr6" draw:text-style-name="P6" draw:layer="layout" svg:x1="14cm" svg:y1="10cm" svg:x2="15cm" svg:y2="10.8cm" draw:start-shape="id10" draw:start-glue-point="2" draw:end-shape="id11" draw:end-glue-point="3" svg:d="M14000 10000v800h1000" svg:viewBox="0 0 1001 801">
          <text:p/>
        </draw:connector>
        <draw:g xml:id="id12" draw:id="id12">
          <draw:custom-shape draw:style-name="gr15" draw:text-style-name="P4" draw:layer="layout" svg:width="6cm" svg:height="1cm" svg:x="15cm" svg:y="11.6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5cm" svg:y="11.6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4cm" svg:y1="10cm" svg:x2="15cm" svg:y2="12.1cm" draw:start-shape="id10" draw:start-glue-point="2" draw:end-shape="id12" draw:end-glue-point="3" svg:d="M14000 10000v2100h1000" svg:viewBox="0 0 1001 2101">
          <text:p/>
        </draw:connector>
        <draw:g xml:id="id13" draw:id="id13">
          <draw:custom-shape draw:style-name="gr16" draw:text-style-name="P4" draw:layer="layout" svg:width="4cm" svg:height="1cm" svg:x="8cm" svg:y="28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Отдел]Бурение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28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6.977cm" svg:y1="4cm" svg:x2="8cm" svg:y2="28.5cm" draw:start-shape="id1" draw:start-glue-point="2" draw:end-shape="id13" draw:end-glue-point="3" svg:d="M6977 4000v24500h1023" svg:viewBox="0 0 1024 24501">
          <text:p/>
        </draw:connector>
        <draw:g xml:id="id14" draw:id="id14">
          <draw:custom-shape draw:style-name="gr17" draw:text-style-name="P4" draw:layer="layout" svg:width="6cm" svg:height="1cm" svg:x="11cm" svg:y="30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30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0cm" svg:y1="29cm" svg:x2="11cm" svg:y2="30.5cm" draw:start-shape="id13" draw:start-glue-point="2" draw:end-shape="id14" draw:end-glue-point="3" svg:d="M10000 29000v1500h1000" svg:viewBox="0 0 1001 1501">
          <text:p/>
        </draw:connector>
        <draw:g xml:id="id15" draw:id="id15">
          <draw:custom-shape draw:style-name="gr18" draw:text-style-name="P4" draw:layer="layout" svg:width="4cm" svg:height="1cm" svg:x="8cm" svg:y="32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Отдел]Контроль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32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6.977cm" svg:y1="4cm" svg:x2="8cm" svg:y2="32.5cm" draw:start-shape="id1" draw:start-glue-point="2" draw:end-shape="id15" draw:end-glue-point="3" svg:d="M6977 4000v28500h1023" svg:viewBox="0 0 1024 28501">
          <text:p/>
        </draw:connector>
        <draw:g xml:id="id16" draw:id="id16">
          <draw:custom-shape draw:style-name="gr19" draw:text-style-name="P4" draw:layer="layout" svg:width="6cm" svg:height="1cm" svg:x="11cm" svg:y="34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34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0cm" svg:y1="33cm" svg:x2="11cm" svg:y2="34.5cm" draw:start-shape="id15" draw:start-glue-point="2" draw:end-shape="id16" draw:end-glue-point="3" svg:d="M10000 33000v1500h1000" svg:viewBox="0 0 1001 1501">
          <text:p/>
        </draw:connector>
        <draw:g xml:id="id18" draw:id="id18">
          <draw:custom-shape draw:style-name="gr20" draw:text-style-name="P4" draw:layer="layout" svg:width="6cm" svg:height="1cm" svg:x="8cm" svg:y="38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Заказ]Заказ ГО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38.055cm">
            <draw:image xlink:href="Pictures/1000020100000018000000180F0BB8CBCF22421C.png" xlink:type="simple" xlink:show="embed" xlink:actuate="onLoad">
              <text:p/>
            </draw:image>
          </draw:frame>
        </draw:g>
        <draw:g>
          <draw:custom-shape draw:style-name="gr21" draw:text-style-name="P4" draw:layer="layout" svg:width="6cm" svg:height="1cm" svg:x="11cm" svg:y="34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34.055cm">
            <draw:image xlink:href="Pictures/1000020100000018000000180F0BB8CBCF22421C.png" xlink:type="simple" xlink:show="embed" xlink:actuate="onLoad">
              <text:p/>
            </draw:image>
          </draw:frame>
        </draw:g>
        <draw:g xml:id="id17" draw:id="id17">
          <draw:custom-shape draw:style-name="gr22" draw:text-style-name="P4" draw:layer="layout" svg:width="6cm" svg:height="1cm" svg:x="8cm" svg:y="36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Заказ]Заказ МТР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36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6.977cm" svg:y1="4cm" svg:x2="8cm" svg:y2="36.5cm" draw:start-shape="id1" draw:start-glue-point="2" draw:end-shape="id17" draw:end-glue-point="3" svg:d="M6977 4000v32500h1023" svg:viewBox="0 0 1024 32501">
          <text:p/>
        </draw:connector>
        <draw:connector draw:style-name="gr6" draw:text-style-name="P6" draw:layer="layout" svg:x1="6.977cm" svg:y1="4cm" svg:x2="8cm" svg:y2="38.5cm" draw:start-shape="id1" draw:start-glue-point="2" draw:end-shape="id18" draw:end-glue-point="3" svg:d="M6977 4000v34500h1023" svg:viewBox="0 0 1024 34501">
          <text:p/>
        </draw:connector>
        <draw:custom-shape draw:style-name="gr23" draw:text-style-name="P4" xml:id="id19" draw:id="id19" draw:layer="layout" svg:width="6cm" svg:height="1cm" svg:x="11cm" svg:y="14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Пункт выдачи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0cm" svg:y1="6cm" svg:x2="11cm" svg:y2="14.5cm" draw:start-shape="id2" draw:start-glue-point="2" draw:end-shape="id19" draw:end-glue-point="3" svg:d="M10000 6000v8500h1000" svg:viewBox="0 0 1001 8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7-27T20:38:36.359000000</dc:date>
    <meta:editing-duration>P3DT4H25M34S</meta:editing-duration>
    <meta:editing-cycles>61</meta:editing-cycles>
    <meta:generator>LibreOffice/5.1.2.2$Windows_x86 LibreOffice_project/d3bf12ecb743fc0d20e0be0c58ca359301eb705f</meta:generator>
    <meta:document-statistic meta:object-count="70"/>
  </office:meta>
</office:document-meta>
</file>